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A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28pt" fo:language="es" fo:country="AR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  <style:text-properties fo:language="es" fo:country="AR"/>
    </style:style>
    <style:style style:name="P4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 fo:language="es" fo:country="A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A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size="28pt" fo:letter-spacing="normal" fo:language="es" fo:country="AR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" fo:font-size="18pt" fo:letter-spacing="normal" fo:language="es" fo:country="AR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¿Que es un paradigma?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¿Que es un paradigma?</text:span></text:p>
          </draw:text-box>
        </draw:frame>
        <draw:frame draw:name="Google Shape;55;p13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Un paradigma es todo aquel modelo, patrón o ejemplo que debe seguirse en determinada situación.</text:span></text:p>
              </text:list-item>
              <text:list-item>
                <text:p text:style-name="P3"><text:span text:style-name="T2">En un sentido amplio, se refiere a una teoría o conjunto de teorías que sirve de modelo a seguir para resolver problemas o situaciones determinadas que se planteen</text:span></text:p>
              </text:list-item>
            </text:list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digma orientado a objetos" draw:style-name="dp1" draw:master-page-name="TITLE_5f_AND_5f_BODY" presentation:presentation-page-layout-name="AL1T1">
        <draw:frame draw:name="Google Shape;60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Paradigma orientado a objetos</text:span></text:p>
          </draw:text-box>
        </draw:frame>
        <draw:frame draw:name="Google Shape;61;p14" presentation:style-name="pr4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El paradigma de programación orientado a objetos es la implementación de un paradigma de programación</text:span></text:p>
              </text:list-item>
              <text:list-item>
                <text:p text:style-name="P3"><text:span text:style-name="T2">La Poo se basa en la idea de un mundo lleno de objetos y que la resolución de <text:s/>problemas se realiza mediante el modelo/abstracción de objetos de la vida real.</text:span></text:p>
              </text:list-item>
              <text:list-item>
                <text:p text:style-name="P3"><text:span text:style-name="T2">Los objetos pueden comunicarse entre sí mediante mensajes <text:s/></text:span></text:p>
              </text:list-item>
            </text:list>
          </draw:text-box>
        </draw:frame>
        <presentation:notes draw:style-name="dp2">
          <draw:page-thumbnail draw:name="Google Shape;57;g27afc322c92_0_0:notes" draw:style-name="gr1" draw:layer="layout" svg:width="16.932cm" svg:height="9.524cm" svg:x="1.059cm" svg:y="1.905cm" draw:page-number="2" presentation:class="page"/>
          <draw:frame draw:name="Google Shape;58;g27afc322c92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ción orientada a objetos " draw:style-name="dp1" draw:master-page-name="TITLE_5f_AND_5f_BODY" presentation:presentation-page-layout-name="AL1T1">
        <draw:frame draw:name="Google Shape;66;p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Programación orientada a objetos </text:span></text:p>
          </draw:text-box>
        </draw:frame>
        <draw:frame draw:name="Google Shape;67;p15" presentation:style-name="pr6" draw:text-style-name="P4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Se basa en el concepto de agrupar código y datos juntos dentro de una misma unidad llamada </text:span><text:span text:style-name="T3">clase.</text:span></text:p>
              </text:list-item>
              <text:list-item>
                <text:p text:style-name="P3"><text:span text:style-name="T2">Sus principales características son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Abstracción</text:span></text:p>
                  </text:list-item>
                  <text:list-item>
                    <text:p text:style-name="P3"><text:span text:style-name="T4">Encapsulamiento</text:span></text:p>
                  </text:list-item>
                  <text:list-item>
                    <text:p text:style-name="P3"><text:span text:style-name="T4">Polimorfismo</text:span></text:p>
                  </text:list-item>
                  <text:list-item>
                    <text:p text:style-name="P3"><text:span text:style-name="T4">Herencia</text:span></text:p>
                  </text:list-item>
                  <text:list-item>
                    <text:p text:style-name="P3"><text:span text:style-name="T4">U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27afc322c92_0_5:notes" draw:style-name="gr1" draw:layer="layout" svg:width="16.932cm" svg:height="9.524cm" svg:x="1.059cm" svg:y="1.905cm" draw:page-number="3" presentation:class="page"/>
          <draw:frame draw:name="Google Shape;64;g27afc322c92_0_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72;p16" presentation:style-name="pr8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3;p16" presentation:style-name="pr9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69;g27afc322c92_0_10:notes" draw:style-name="gr1" draw:layer="layout" svg:width="16.932cm" svg:height="9.524cm" svg:x="1.059cm" svg:y="1.905cm" draw:page-number="4" presentation:class="page"/>
          <draw:frame draw:name="Google Shape;70;g27afc322c92_0_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5.2$Windows_X86_64 LibreOffice_project/ca8fe7424262805f223b9a2334bc7181abbcbf5e</meta:generator>
    <dc:date>2023-09-03T06:44:38.254000000</dc:date>
    <meta:editing-duration>PT33S</meta:editing-duration>
    <meta:editing-cycles>1</meta:editing-cycles>
    <meta:document-statistic meta:object-count="35"/>
  </office:meta>
</office:document-meta>
</file>